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0.55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138.1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1.74pt" fo:break-before="auto" style:use-optimal-row-height="fals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29.25pt" fo:break-before="auto" style:use-optimal-row-height="false"/>
    </style:style>
    <style:style style:name="ro6" style:family="table-row">
      <style:table-row-properties style:row-height="18.74pt" fo:break-before="auto" style:use-optimal-row-height="false"/>
    </style:style>
    <style:style style:name="ro7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-LoRa915_RevB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<text:s/>SMD ИНД 0402 6.8 nH ±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3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<text:s/>SMD КОНД 0402 15 PF NP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,C2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<text:s/>SMD КОНД 0402 33 PF +-0.25 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SMD КОНД 0603 22 UF 6.3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<text:s/>SMD СЪЕДИНИТЕЛ U.F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T_ANT1</text:p>
          </table:table-cell>
          <table:table-cell table:style-name="ce2" office:value-type="string" calcext:value-type="string">
            <text:p>U.FL-R-SMT-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DC10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1</text:p>
          </table:table-cell>
          <table:table-cell table:style-name="ce2" office:value-type="string" calcext:value-type="string">
            <text:p>UEXTF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F-SHIELD-20X15X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IELD1</text:p>
          </table:table-cell>
          <table:table-cell table:style-name="ce2" office:value-type="string" calcext:value-type="string">
            <text:p>Shield1620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ИНД 0402 10 nH LQP15MN10NG02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4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НД 0402 33 nH ±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НД 0402 6.2 nH ±0.3n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5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ИС SX1276IMLT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QFN-28_EP_6x6_Pitch0.65m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1.2 PF +-0.25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2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1.8 PF +-0.25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SMD КОНД 0402 100 NF 10% 10VD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3,C4,C5,C6,C20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КОНД 0402 2.2 PF C0G +-0.1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9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КОНД 0402 4.7 PF C0G 50VDC +/-0.1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1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SMD КОНД 0402 47 PF C0G 5% 50VD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7,C8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РЕЗОНАТОР КВАРЦ SMD2016 32.000 Mhz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SMD2016_4p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ГПП MOD-LoRa_RevB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MOD-LoRa915_RevB'.A2:'MOD-LoRa915_RevB'.AMJ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5:22:27.176335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5:22:44.332270228</dc:date>
    <meta:editing-duration>PT8M38S</meta:editing-duration>
    <meta:editing-cycles>7</meta:editing-cycles>
    <meta:generator>LibreOffice/6.0.7.3$Linux_X86_64 LibreOffice_project/00m0$Build-3</meta:generator>
    <meta:document-statistic meta:table-count="1" meta:cell-count="78" meta:object-count="0"/>
  </office:meta>
</office:document-meta>
</file>